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9fe66" officeooo:paragraph-rsid="0009fe66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65625 =</text:p>
      <text:p text:style-name="P1"/>
      <text:p text:style-name="P1">3 = 11 </text:p>
      <text:p text:style-name="P1"/>
      <text:p text:style-name="P1">0.65625 X 2 = 1.3125 = 1</text:p>
      <text:p text:style-name="P1"/>
      <text:p text:style-name="P1">0.3125X2 = 0.625 = 0</text:p>
      <text:p text:style-name="P1"/>
      <text:p text:style-name="P1">0.625 X 2 = 1.25= 1</text:p>
      <text:p text:style-name="P1"/>
      <text:p text:style-name="P1">0.25X2 = 0.50 = 0</text:p>
      <text:p text:style-name="P1"/>
      <text:p text:style-name="P1">0.50X2 = 1 <text:s/>= 1</text:p>
      <text:p text:style-name="P1"/>
      <text:p text:style-name="P1"/>
      <text:p text:style-name="P1">= 11.101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6:54:59.984340488</meta:creation-date>
    <dc:date>2020-05-28T16:57:28.290296205</dc:date>
    <meta:editing-duration>PT2M28S</meta:editing-duration>
    <meta:editing-cycles>1</meta:editing-cycles>
    <meta:document-statistic meta:table-count="0" meta:image-count="0" meta:object-count="0" meta:page-count="1" meta:paragraph-count="8" meta:word-count="35" meta:character-count="121" meta:non-whitespace-character-count="92"/>
    <meta:generator>LibreOffice/6.0.7.3$Linux_X86_64 LibreOffice_project/00m0$Build-3</meta:generator>
  </office:meta>
</office:document-meta>
</file>